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als:</text:p>
      <text:list xml:id="list638606692141267500" text:style-name="WW8Num1">
        <text:list-item>
          <text:p text:style-name="P1">Stay focused</text:p>
        </text:list-item>
        <text:list-item>
          <text:p text:style-name="P1">CAGE THE RAGE!</text:p>
        </text:list-item>
        <text:list-item>
          <text:p text:style-name="P1">Communicate with fabrication/design</text:p>
        </text:list-item>
        <text:list-item>
          <text:p text:style-name="P1">Ask others before you mess with their code</text:p>
        </text:list-item>
        <text:list-item>
          <text:p text:style-name="P1">MATURITY</text:p>
        </text:list-item>
        <text:list-item>
          <text:p text:style-name="P1">PlyBoy 2</text:p>
        </text:list-item>
        <text:list-item>
          <text:p text:style-name="P1">Use Git</text:p>
        </text:list-item>
        <text:list-item>
          <text:p text:style-name="P1">Tie down the wires, Marissa!</text:p>
        </text:list-item>
        <text:list-item>
          <text:p text:style-name="P1">Find resources to learn independent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ohit Hindi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WW8Num1z0" style:family="text">
      <style:text-properties style:font-name="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10-15T19:27:45</meta:creation-date>
    <dc:creator>Jack McCracken</dc:creator>
    <dc:date>2012-10-15T19:48:25</dc:date>
    <meta:editing-cycles>2</meta:editing-cycles>
    <meta:editing-duration>PT15M35S</meta:editing-duration>
    <meta:document-statistic meta:table-count="0" meta:image-count="0" meta:object-count="0" meta:page-count="1" meta:paragraph-count="10" meta:word-count="41" meta:character-count="206" meta:non-whitespace-character-count="184"/>
    <meta:generator>LibreOffice/4.1.2.3$Linux_X86_64 LibreOffice_project/410m0$Build-3</meta:generator>
  </office:meta>
</office:document-meta>
</file>